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ucida Console" fo:font-size="9pt" style:font-size-asian="9pt" fo:background-color="#bfbfbf"/>
    </style:style>
    <style:style style:name="P2" style:family="paragraph" style:parent-style-name="Standard">
      <style:text-properties fo:color="#000000" loext:opacity="100%" style:font-name="Lucida Console" fo:font-size="9pt" officeooo:paragraph-rsid="0016f49a" style:font-size-asian="9pt" fo:background-color="#bfbfbf"/>
    </style:style>
    <style:style style:name="P3" style:family="paragraph" style:parent-style-name="Standard">
      <style:text-properties style:use-window-font-color="true" loext:opacity="0%" style:font-name="Lucida Console" fo:font-size="9pt" style:font-size-asian="9pt"/>
    </style:style>
    <style:style style:name="P4" style:family="paragraph" style:parent-style-name="Standard">
      <style:text-properties style:use-window-font-color="true" loext:opacity="0%" style:font-name="Lucida Console" fo:font-size="9pt" officeooo:paragraph-rsid="0016f49a" style:font-size-asian="9pt"/>
    </style:style>
    <style:style style:name="P5" style:family="paragraph" style:parent-style-name="Standard">
      <style:text-properties officeooo:paragraph-rsid="0016f49a"/>
    </style:style>
    <style:style style:name="T1" style:family="text">
      <style:text-properties fo:color="#000000" loext:opacity="100%" style:font-name="Lucida Console" fo:font-size="9pt" style:font-size-asian="9pt" fo:background-color="#bfbfbf"/>
    </style:style>
    <style:style style:name="T2" style:family="text">
      <style:text-properties fo:color="#00bfbf" loext:opacity="100%" style:font-name="Lucida Console" fo:font-size="9pt" style:font-size-asian="9pt"/>
    </style:style>
    <style:style style:name="T3" style:family="text">
      <style:text-properties style:use-window-font-color="true" loext:opacity="0%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# config file for ansible -- https://ansible.com/</text:span></text:p>
      <text:p text:style-name="Standard"><text:span text:style-name="T3"># ===============================================</text:span></text:p>
      <text:p text:style-name="P3"/>
      <text:p text:style-name="Standard"><text:span text:style-name="T3"># nearly all parameters can be overridden in ansible-playbook</text:span></text:p>
      <text:p text:style-name="Standard"><text:span text:style-name="T3"># or with command line flags. ansible will read ANSIBLE_CONFIG,</text:span></text:p>
      <text:p text:style-name="Standard"><text:span text:style-name="T3"># ansible.cfg in the current working directory, .ansible.cfg in</text:span></text:p>
      <text:p text:style-name="Standard"><text:span text:style-name="T3"># the home directory or /etc/ansible/ansible.cfg, whichever it</text:span></text:p>
      <text:p text:style-name="Standard"><text:span text:style-name="T3"># finds first</text:span></text:p>
      <text:p text:style-name="P3"/>
      <text:p text:style-name="Standard"><text:span text:style-name="T3">[defaults]</text:span></text:p>
      <text:p text:style-name="P3"/>
      <text:p text:style-name="Standard"><text:span text:style-name="T3"># some basic default values...</text:span></text:p>
      <text:p text:style-name="P3"/>
      <text:p text:style-name="Standard"><text:span text:style-name="T3">#inventory <text:s text:c="5"/>= /etc/ansible/hosts</text:span></text:p>
      <text:p text:style-name="Standard"><text:span text:style-name="T3">#library <text:s text:c="7"/>= /usr/share/my_modules/</text:span></text:p>
      <text:p text:style-name="Standard"><text:span text:style-name="T3">#module_utils <text:s text:c="2"/>= /usr/share/my_module_utils/</text:span></text:p>
      <text:p text:style-name="Standard"><text:span text:style-name="T3">#remote_tmp <text:s text:c="4"/>= ~/.ansible/tmp</text:span></text:p>
      <text:p text:style-name="Standard"><text:span text:style-name="T3">#local_tmp <text:s text:c="5"/>= ~/.ansible/tmp</text:span></text:p>
      <text:p text:style-name="Standard"><text:span text:style-name="T3">#plugin_filters_cfg = /etc/ansible/plugin_filters.yml</text:span></text:p>
      <text:p text:style-name="Standard"><text:span text:style-name="T3">#forks <text:s text:c="9"/>= 5</text:span></text:p>
      <text:p text:style-name="Standard"><text:span text:style-name="T3">#poll_interval <text:s/>= 15</text:span></text:p>
      <text:p text:style-name="Standard"><text:span text:style-name="T3">#sudo_user <text:s text:c="5"/>= root</text:span></text:p>
      <text:p text:style-name="Standard"><text:span text:style-name="T3">#ask_sudo_pass = True</text:span></text:p>
      <text:p text:style-name="Standard"><text:span text:style-name="T3">#ask_pass <text:s text:c="5"/>= True</text:span></text:p>
      <text:p text:style-name="Standard"><text:span text:style-name="T3">#transport <text:s text:c="5"/>= smart</text:span></text:p>
      <text:p text:style-name="Standard"><text:span text:style-name="T3">#remote_port <text:s text:c="3"/>= 22</text:span></text:p>
      <text:p text:style-name="Standard"><text:span text:style-name="T3">#module_lang <text:s text:c="3"/>= C</text:span></text:p>
      <text:p text:style-name="Standard"><text:span text:style-name="T3">#module_set_locale = False</text:span></text:p>
      <text:p text:style-name="P3"/>
      <text:p text:style-name="Standard"><text:span text:style-name="T3"># plays will gather facts by default, which contain information about</text:span></text:p>
      <text:p text:style-name="Standard"><text:span text:style-name="T3"># the remote system.</text:span></text:p>
      <text:p text:style-name="Standard"><text:span text:style-name="T3">#</text:span></text:p>
      <text:p text:style-name="Standard"><text:span text:style-name="T3"># smart - gather by default, but don't regather if already gathered</text:span></text:p>
      <text:p text:style-name="Standard"><text:span text:style-name="T3"># implicit - gather by default, turn off with gather_facts: False</text:span></text:p>
      <text:p text:style-name="Standard"><text:span text:style-name="T3"># explicit - do not gather by default, must say gather_facts: True</text:span></text:p>
      <text:p text:style-name="Standard"><text:span text:style-name="T3">#gathering = implicit</text:span></text:p>
      <text:p text:style-name="P3"/>
      <text:p text:style-name="Standard"><text:span text:style-name="T3"># This only affects the gathering done by a play's gather_facts directive,</text:span></text:p>
      <text:p text:style-name="Standard"><text:span text:style-name="T3"># by default gathering retrieves all facts subsets</text:span></text:p>
      <text:p text:style-name="Standard"><text:span text:style-name="T3"># all - gather all subsets</text:span></text:p>
      <text:p text:style-name="Standard"><text:span text:style-name="T3"># network - gather min and network facts</text:span></text:p>
      <text:p text:style-name="Standard"><text:span text:style-name="T3"># hardware - gather hardware facts (longest facts to retrieve)</text:span></text:p>
      <text:p text:style-name="Standard"><text:span text:style-name="T3"># virtual - gather min and virtual facts</text:span></text:p>
      <text:p text:style-name="Standard"><text:span text:style-name="T3"># facter - import facts from facter</text:span></text:p>
      <text:p text:style-name="Standard"><text:span text:style-name="T3"># ohai - import facts from ohai</text:span></text:p>
      <text:p text:style-name="Standard"><text:span text:style-name="T3"># You can combine them using comma (ex: network,virtual)</text:span></text:p>
      <text:p text:style-name="Standard"><text:span text:style-name="T3"># You can negate them using ! (ex: !hardware,!facter,!ohai)</text:span></text:p>
      <text:p text:style-name="Standard"><text:span text:style-name="T3"># A minimal set of facts is always gathered.</text:span></text:p>
      <text:p text:style-name="Standard"><text:span text:style-name="T3">#gather_subset = all</text:span></text:p>
      <text:p text:style-name="P3"/>
      <text:p text:style-name="Standard"><text:span text:style-name="T3"># some hardware related facts are collected</text:span></text:p>
      <text:p text:style-name="Standard"><text:span text:style-name="T3"># with a maximum timeout of 10 seconds. This</text:span></text:p>
      <text:p text:style-name="Standard"><text:span text:style-name="T3"># option lets you increase or decrease that</text:span></text:p>
      <text:p text:style-name="Standard"><text:span text:style-name="T3"># timeout to something more suitable for the</text:span></text:p>
      <text:p text:style-name="Standard"><text:span text:style-name="T3"># environment.</text:span></text:p>
      <text:p text:style-name="Standard"><text:span text:style-name="T3"># gather_timeout = 10</text:span></text:p>
      <text:p text:style-name="P3"/>
      <text:p text:style-name="Standard"><text:span text:style-name="T3"># Ansible facts are available inside the ansible_facts.* dictionary</text:span></text:p>
      <text:p text:style-name="Standard"><text:span text:style-name="T3"># namespace. This setting maintains the behaviour which was the default prior</text:span></text:p>
      <text:p text:style-name="Standard"><text:span text:style-name="T3"># to 2.5, duplicating these variables into the main namespace, each with a</text:span></text:p>
      <text:p text:style-name="Standard"><text:span text:style-name="T3"># prefix of 'ansible_'.</text:span></text:p>
      <text:p text:style-name="Standard"><text:span text:style-name="T3"># This variable is set to True by default for backwards compatibility. It</text:span></text:p>
      <text:p text:style-name="Standard"><text:span text:style-name="T3"># will be changed to a default of 'False' in a future release.</text:span></text:p>
      <text:p text:style-name="Standard"><text:span text:style-name="T3"># ansible_facts.</text:span></text:p>
      <text:p text:style-name="Standard"><text:span text:style-name="T3"># inject_facts_as_vars = True</text:span></text:p>
      <text:p text:style-name="P3"/>
      <text:p text:style-name="Standard"><text:span text:style-name="T3"># additional paths to search for roles in, colon separated</text:span></text:p>
      <text:p text:style-name="Standard"><text:span text:style-name="T3">#roles_path <text:s text:c="3"/>= /etc/ansible/roles</text:span></text:p>
      <text:p text:style-name="P3"/>
      <text:p text:style-name="Standard"><text:span text:style-name="T3"># uncomment this to disable SSH key host checking</text:span></text:p>
      <text:p text:style-name="Standard"><text:span text:style-name="T3">#host_key_checking = False</text:span></text:p>
      <text:p text:style-name="P3"/>
      <text:p text:style-name="Standard"><text:span text:style-name="T3"># change the default callback, you can only have one 'stdout' type <text:s/>enabled at a time.</text:span></text:p>
      <text:p text:style-name="Standard"><text:span text:style-name="T3">#stdout_callback = skippy</text:span></text:p>
      <text:p text:style-name="P3"/>
      <text:p text:style-name="P3"><text:soft-page-break/></text:p>
      <text:p text:style-name="Standard"><text:span text:style-name="T3">## Ansible ships with some plugins that require whitelisting,</text:span></text:p>
      <text:p text:style-name="Standard"><text:span text:style-name="T3">## this is done to avoid running all of a type by default.</text:span></text:p>
      <text:p text:style-name="Standard"><text:span text:style-name="T3">## These setting lists those that you want enabled for your system.</text:span></text:p>
      <text:p text:style-name="Standard"><text:span text:style-name="T3">## Custom plugins should not need this unless plugin author specifies it.</text:span></text:p>
      <text:p text:style-name="P3"/>
      <text:p text:style-name="Standard"><text:span text:style-name="T3"># enable callback plugins, they can output to stdout but cannot be 'stdout' type.</text:span></text:p>
      <text:p text:style-name="Standard"><text:span text:style-name="T3">#callback_whitelist = timer, mail</text:span></text:p>
      <text:p text:style-name="P3"/>
      <text:p text:style-name="Standard"><text:span text:style-name="T3"># Determine whether includes in tasks and handlers are "static" by</text:span></text:p>
      <text:p text:style-name="Standard"><text:span text:style-name="T3"># default. As of 2.0, includes are dynamic by default. Setting these</text:span></text:p>
      <text:p text:style-name="Standard"><text:span text:style-name="T3"># values to True will make includes behave more like they did in the</text:span></text:p>
      <text:p text:style-name="Standard"><text:span text:style-name="T3"># 1.x versions.</text:span></text:p>
      <text:p text:style-name="Standard"><text:span text:style-name="T3">#task_includes_static = False</text:span></text:p>
      <text:p text:style-name="Standard"><text:span text:style-name="T3">#handler_includes_static = False</text:span></text:p>
      <text:p text:style-name="P3"/>
      <text:p text:style-name="Standard"><text:span text:style-name="T3"># Controls if a missing handler for a notification event is an error or a warning</text:span></text:p>
      <text:p text:style-name="Standard"><text:span text:style-name="T3">#error_on_missing_handler = True</text:span></text:p>
      <text:p text:style-name="P3"/>
      <text:p text:style-name="Standard"><text:span text:style-name="T3"># change this for alternative sudo implementations</text:span></text:p>
      <text:p text:style-name="Standard"><text:span text:style-name="T3">#sudo_exe = sudo</text:span></text:p>
      <text:p text:style-name="P3"/>
      <text:p text:style-name="Standard"><text:span text:style-name="T3"># What flags to pass to sudo</text:span></text:p>
      <text:p text:style-name="Standard"><text:span text:style-name="T3"># WARNING: leaving out the defaults might create unexpected behaviours</text:span></text:p>
      <text:p text:style-name="Standard"><text:span text:style-name="T3">#sudo_flags = -H -S -n</text:span></text:p>
      <text:p text:style-name="P3"/>
      <text:p text:style-name="Standard"><text:span text:style-name="T3"># SSH timeout</text:span></text:p>
      <text:p text:style-name="Standard"><text:span text:style-name="T3">#timeout = 10</text:span></text:p>
      <text:p text:style-name="P3"/>
      <text:p text:style-name="Standard"><text:span text:style-name="T3"># default user to use for playbooks if user is not specified</text:span></text:p>
      <text:p text:style-name="Standard"><text:span text:style-name="T3"># (/usr/bin/ansible will use current user as default)</text:span></text:p>
      <text:p text:style-name="Standard"><text:span text:style-name="T3">remote_user = Redteamazadmin</text:span></text:p>
      <text:p text:style-name="P3"/>
      <text:p text:style-name="Standard"><text:span text:style-name="T3"># logging is off by default unless this path is defined</text:span></text:p>
      <text:p text:style-name="Standard"><text:span text:style-name="T3"># if so defined, consider logrotate</text:span></text:p>
      <text:p text:style-name="Standard"><text:span text:style-name="T3">#log_path = /var/log/ansible.log</text:span></text:p>
      <text:p text:style-name="P3"/>
      <text:p text:style-name="Standard"><text:span text:style-name="T3"># default module name for /usr/bin/ansible</text:span></text:p>
      <text:p text:style-name="Standard"><text:span text:style-name="T3">#module_name = command</text:span></text:p>
      <text:p text:style-name="P3"/>
      <text:p text:style-name="Standard"><text:span text:style-name="T3"># use this shell for commands executed under sudo</text:span></text:p>
      <text:p text:style-name="Standard"><text:span text:style-name="T3"># you may need to change this to bin/bash in rare instances</text:span></text:p>
      <text:p text:style-name="Standard"><text:span text:style-name="T3"># if sudo is constrained</text:span></text:p>
      <text:p text:style-name="Standard"><text:span text:style-name="T3">#executable = /bin/sh</text:span></text:p>
      <text:p text:style-name="P3"/>
      <text:p text:style-name="Standard"><text:span text:style-name="T3"># if inventory variables overlap, does the higher precedence one win</text:span></text:p>
      <text:p text:style-name="Standard"><text:span text:style-name="T3"># or are hash values merged together? <text:s/>The default is 'replace' but</text:span></text:p>
      <text:p text:style-name="Standard"><text:span text:style-name="T3"># this can also be set to 'merge'.</text:span></text:p>
      <text:p text:style-name="Standard"><text:span text:style-name="T3">#hash_behaviour = replace</text:span></text:p>
      <text:p text:style-name="P3"/>
      <text:p text:style-name="Standard"><text:span text:style-name="T3"># by default, variables from roles will be visible in the global variable</text:span></text:p>
      <text:p text:style-name="Standard"><text:span text:style-name="T3"># scope. To prevent this, the following option can be enabled, and only</text:span></text:p>
      <text:p text:style-name="Standard"><text:span text:style-name="T3"># tasks and handlers within the role will see the variables there</text:span></text:p>
      <text:p text:style-name="Standard"><text:span text:style-name="T3">#private_role_vars = yes</text:span></text:p>
      <text:p text:style-name="P3"/>
      <text:p text:style-name="Standard"><text:span text:style-name="T3"># list any Jinja2 extensions to enable here:</text:span></text:p>
      <text:p text:style-name="Standard"><text:span text:style-name="T3">#jinja2_extensions = jinja2.ext.do,jinja2.ext.i18n</text:span></text:p>
      <text:p text:style-name="P3"/>
      <text:p text:style-name="Standard"><text:span text:style-name="T3"># if set, always use this private key file for authentication, same as</text:span></text:p>
      <text:p text:style-name="Standard"><text:span text:style-name="T3"># if passing --private-key to ansible or ansible-playbook</text:span></text:p>
      <text:p text:style-name="Standard"><text:span text:style-name="T3">#private_key_file = /path/to/file</text:span></text:p>
      <text:p text:style-name="P3"/>
      <text:p text:style-name="Standard"><text:span text:style-name="T3"># If set, configures the path to the Vault password file as an alternative to</text:span></text:p>
      <text:p text:style-name="Standard"><text:span text:style-name="T3"># specifying --vault-password-file on the command line.</text:span></text:p>
      <text:p text:style-name="Standard"><text:span text:style-name="T3">#vault_password_file = /path/to/vault_password_file</text:span></text:p>
      <text:p text:style-name="P3"/>
      <text:p text:style-name="Standard"><text:span text:style-name="T3"># format of string {{ ansible_managed }} available within Jinja2</text:span></text:p>
      <text:p text:style-name="Standard"><text:span text:style-name="T3"># templates indicates to users editing templates files will be replaced.</text:span></text:p>
      <text:p text:style-name="Standard"><text:span text:style-name="T3"># replacing {file}, {host} and {uid} and strftime codes with proper values.</text:span></text:p>
      <text:p text:style-name="Standard"><text:span text:style-name="T3">#ansible_managed = Ansible managed: {file} modified on %Y-%m-%d %H:%M:%S by {uid} on {host}</text:span></text:p>
      <text:p text:style-name="Standard"><text:span text:style-name="T3"># {file}, {host}, {uid}, and the timestamp can all interfere with idempotence</text:span></text:p>
      <text:p text:style-name="Standard"><text:span text:style-name="T3"># in some situations so the default is a static string:</text:span></text:p>
      <text:p text:style-name="Standard"><text:span text:style-name="T3">#ansible_managed = Ansible managed</text:span></text:p>
      <text:p text:style-name="P3"/>
      <text:p text:style-name="Standard"><text:span text:style-name="T3"># by default, ansible-playbook will display "Skipping [host]" if it determines a task</text:span></text:p>
      <text:p text:style-name="Standard"><text:soft-page-break/><text:span text:style-name="T3"># should not be run on a host. <text:s/>Set this to "False" if you don't want to see these "Skipping"</text:span></text:p>
      <text:p text:style-name="Standard"><text:span text:style-name="T3"># messages. NOTE: the task header will still be shown regardless of whether or not the</text:span></text:p>
      <text:p text:style-name="Standard"><text:span text:style-name="T3"># task is skipped.</text:span></text:p>
      <text:p text:style-name="Standard"><text:span text:style-name="T3">#display_skipped_hosts = True</text:span></text:p>
      <text:p text:style-name="P3"/>
      <text:p text:style-name="Standard"><text:span text:style-name="T3"># by default, if a task in a playbook does not include a name: field then</text:span></text:p>
      <text:p text:style-name="Standard"><text:span text:style-name="T3"># ansible-playbook will construct a header that includes the task's action but</text:span></text:p>
      <text:p text:style-name="Standard"><text:span text:style-name="T3"># not the task's args. <text:s/>This is a security feature because ansible cannot know</text:span></text:p>
      <text:p text:style-name="Standard"><text:span text:style-name="T3"># if the *module* considers an argument to be no_log at the time that the</text:span></text:p>
      <text:p text:style-name="Standard"><text:span text:style-name="T3"># header is printed. <text:s/>If your environment doesn't have a problem securing</text:span></text:p>
      <text:p text:style-name="Standard"><text:span text:style-name="T3"># stdout from ansible-playbook (or you have manually specified no_log in your</text:span></text:p>
      <text:p text:style-name="Standard"><text:span text:style-name="T3"># playbook on all of the tasks where you have secret information) then you can</text:span></text:p>
      <text:p text:style-name="Standard"><text:span text:style-name="T3"># safely set this to True to get more informative messages.</text:span></text:p>
      <text:p text:style-name="Standard"><text:span text:style-name="T3">#display_args_to_stdout = False</text:span></text:p>
      <text:p text:style-name="P3"/>
      <text:p text:style-name="Standard"><text:span text:style-name="T3"># by default (as of 1.3), Ansible will raise errors when attempting to dereference</text:span></text:p>
      <text:p text:style-name="Standard"><text:span text:style-name="T3"># Jinja2 variables that are not set in templates or action lines. Uncomment this line</text:span></text:p>
      <text:p text:style-name="Standard"><text:span text:style-name="T3"># to revert the behavior to pre-1.3.</text:span></text:p>
      <text:p text:style-name="Standard"><text:span text:style-name="T3">#error_on_undefined_vars = False</text:span></text:p>
      <text:p text:style-name="P3"/>
      <text:p text:style-name="Standard"><text:span text:style-name="T3"># by default (as of 1.6), Ansible may display warnings based on the configuration of the</text:span></text:p>
      <text:p text:style-name="Standard"><text:span text:style-name="T3"># system running ansible itself. This may include warnings about 3rd party packages or</text:span></text:p>
      <text:p text:style-name="Standard"><text:span text:style-name="T3"># other conditions that should be resolved if possible.</text:span></text:p>
      <text:p text:style-name="Standard"><text:span text:style-name="T3"># to disable these warnings, set the following value to False:</text:span></text:p>
      <text:p text:style-name="Standard"><text:span text:style-name="T3">#system_warnings = True</text:span></text:p>
      <text:p text:style-name="P3"/>
      <text:p text:style-name="Standard"><text:span text:style-name="T3"># by default (as of 1.4), Ansible may display deprecation warnings for language</text:span></text:p>
      <text:p text:style-name="Standard"><text:span text:style-name="T3"># features that should no longer be used and will be removed in future versions.</text:span></text:p>
      <text:p text:style-name="Standard"><text:span text:style-name="T3"># to disable these warnings, set the following value to False:</text:span></text:p>
      <text:p text:style-name="Standard"><text:span text:style-name="T3">#deprecation_warnings = True</text:span></text:p>
      <text:p text:style-name="P3"/>
      <text:p text:style-name="Standard"><text:span text:style-name="T3"># (as of 1.8), Ansible can optionally warn when usage of the shell and</text:span></text:p>
      <text:p text:style-name="Standard"><text:span text:style-name="T3"># command module appear to be simplified by using a default Ansible module</text:span></text:p>
      <text:p text:style-name="Standard"><text:span text:style-name="T3"># instead. <text:s/>These warnings can be silenced by adjusting the following</text:span></text:p>
      <text:p text:style-name="Standard"><text:span text:style-name="T3"># setting or adding warn=yes or warn=no to the end of the command line</text:span></text:p>
      <text:p text:style-name="Standard"><text:span text:style-name="T3"># parameter string. <text:s/>This will for example suggest using the git module</text:span></text:p>
      <text:p text:style-name="Standard"><text:span text:style-name="T3"># instead of shelling out to the git command.</text:span></text:p>
      <text:p text:style-name="Standard"><text:span text:style-name="T3"># command_warnings = False</text:span></text:p>
      <text:p text:style-name="P3"/>
      <text:p text:style-name="P3"/>
      <text:p text:style-name="Standard"><text:span text:style-name="T3"># set plugin path directories here, separate with colons</text:span></text:p>
      <text:p text:style-name="Standard"><text:span text:style-name="T3">#action_plugins <text:s text:c="4"/>= /usr/share/ansible/plugins/action</text:span></text:p>
      <text:p text:style-name="Standard"><text:span text:style-name="T3">#become_plugins <text:s text:c="4"/>= /usr/share/ansible/plugins/become</text:span></text:p>
      <text:p text:style-name="Standard"><text:span text:style-name="T3">#cache_plugins <text:s text:c="5"/>= /usr/share/ansible/plugins/cache</text:span></text:p>
      <text:p text:style-name="Standard"><text:span text:style-name="T3">#callback_plugins <text:s text:c="2"/>= /usr/share/ansible/plugins/callback</text:span></text:p>
      <text:p text:style-name="Standard"><text:span text:style-name="T3">#connection_plugins = /usr/share/ansible/plugins/connection</text:span></text:p>
      <text:p text:style-name="Standard"><text:span text:style-name="T3">#lookup_plugins <text:s text:c="4"/>= /usr/share/ansible/plugins/lookup</text:span></text:p>
      <text:p text:style-name="Standard"><text:span text:style-name="T3">#inventory_plugins <text:s/>= /usr/share/ansible/plugins/inventory</text:span></text:p>
      <text:p text:style-name="Standard"><text:span text:style-name="T3">#vars_plugins <text:s text:c="6"/>= /usr/share/ansible/plugins/vars</text:span></text:p>
      <text:p text:style-name="Standard"><text:span text:style-name="T3">#filter_plugins <text:s text:c="4"/>= /usr/share/ansible/plugins/filter</text:span></text:p>
      <text:p text:style-name="Standard"><text:span text:style-name="T3">#test_plugins <text:s text:c="6"/>= /usr/share/ansible/plugins/test</text:span></text:p>
      <text:p text:style-name="Standard"><text:span text:style-name="T3">#terminal_plugins <text:s text:c="2"/>= /usr/share/ansible/plugins/terminal</text:span></text:p>
      <text:p text:style-name="Standard"><text:span text:style-name="T3">#strategy_plugins <text:s text:c="2"/>= /usr/share/ansible/plugins/strategy</text:span></text:p>
      <text:p text:style-name="P3"/>
      <text:p text:style-name="P3"/>
      <text:p text:style-name="Standard"><text:span text:style-name="T3"># by default, ansible will use the 'linear' strategy but you may want to try</text:span></text:p>
      <text:p text:style-name="Standard"><text:span text:style-name="T3"># another one</text:span></text:p>
      <text:p text:style-name="Standard"><text:span text:style-name="T3">#strategy = free</text:span></text:p>
      <text:p text:style-name="P3"/>
      <text:p text:style-name="Standard"><text:span text:style-name="T3"># by default callbacks are not loaded for /bin/ansible, enable this if you</text:span></text:p>
      <text:p text:style-name="Standard"><text:span text:style-name="T3"># want, for example, a notification or logging callback to also apply to</text:span></text:p>
      <text:p text:style-name="Standard"><text:span text:style-name="T3"># /bin/ansible runs</text:span></text:p>
      <text:p text:style-name="Standard"><text:span text:style-name="T3">#bin_ansible_callbacks = False</text:span></text:p>
      <text:p text:style-name="P3"/>
      <text:p text:style-name="P3"/>
      <text:p text:style-name="Standard"><text:span text:style-name="T3"># don't like cows? <text:s/>that's unfortunate.</text:span></text:p>
      <text:p text:style-name="Standard"><text:span text:style-name="T3"># set to 1 if you don't want cowsay support or export ANSIBLE_NOCOWS=1</text:span></text:p>
      <text:p text:style-name="Standard"><text:span text:style-name="T3">#nocows = 1</text:span></text:p>
      <text:p text:style-name="P3"/>
      <text:p text:style-name="Standard"><text:span text:style-name="T3"># set which cowsay stencil you'd like to use by default. When set to 'random',</text:span></text:p>
      <text:p text:style-name="Standard"><text:span text:style-name="T3"># a random stencil will be selected for each task. The selection will be filtered</text:span></text:p>
      <text:p text:style-name="Standard"><text:span text:style-name="T3"># against the `cow_whitelist` option below.</text:span></text:p>
      <text:p text:style-name="Standard"><text:span text:style-name="T3">#cow_selection = default</text:span></text:p>
      <text:p text:style-name="Standard"><text:span text:style-name="T3">#cow_selection = random</text:span></text:p>
      <text:p text:style-name="P3"><text:soft-page-break/></text:p>
      <text:p text:style-name="Standard"><text:span text:style-name="T3"># when using the 'random' option for cowsay, stencils will be restricted to this list.</text:span></text:p>
      <text:p text:style-name="Standard"><text:span text:style-name="T3"># it should be formatted as a comma-separated list with no spaces between names.</text:span></text:p>
      <text:p text:style-name="Standard"><text:span text:style-name="T3"># NOTE: line continuations here are for formatting purposes only, as the INI parser</text:span></text:p>
      <text:p text:style-name="Standard"><text:span text:style-name="T3"># <text:s text:c="6"/>in python does not support them.</text:span></text:p>
      <text:p text:style-name="Standard"><text:span text:style-name="T3">#cow_whitelist=bud-frogs,bunny,cheese,daemon,default,dragon,elephant-in-snake,elephant,eyes,\</text:span></text:p>
      <text:p text:style-name="Standard"><text:span text:style-name="T3"># <text:s text:c="13"/>hellokitty,kitty,luke-koala,meow,milk,moofasa,moose,ren,sheep,small,stegosaurus,\</text:span></text:p>
      <text:p text:style-name="Standard"><text:span text:style-name="T3"># <text:s text:c="13"/>stimpy,supermilker,three-eyes,turkey,turtle,tux,udder,vader-koala,vader,www</text:span></text:p>
      <text:p text:style-name="P3"/>
      <text:p text:style-name="Standard"><text:span text:style-name="T3"># don't like colors either?</text:span></text:p>
      <text:p text:style-name="Standard"><text:span text:style-name="T3"># set to 1 if you don't want colors, or export ANSIBLE_NOCOLOR=1</text:span></text:p>
      <text:p text:style-name="Standard"><text:span text:style-name="T3">#nocolor = 1</text:span></text:p>
      <text:p text:style-name="P3"/>
      <text:p text:style-name="Standard"><text:span text:style-name="T3"># if set to a persistent type (not 'memory', for example 'redis') fact values</text:span></text:p>
      <text:p text:style-name="Standard"><text:span text:style-name="T3"># from previous runs in Ansible will be stored. <text:s/>This may be useful when</text:span></text:p>
      <text:p text:style-name="Standard"><text:span text:style-name="T3"># wanting to use, for example, IP information from one group of servers</text:span></text:p>
      <text:p text:style-name="Standard"><text:span text:style-name="T3"># without having to talk to them in the same playbook run to get their</text:span></text:p>
      <text:p text:style-name="Standard"><text:span text:style-name="T3"># current IP information.</text:span></text:p>
      <text:p text:style-name="Standard"><text:span text:style-name="T3">#fact_caching = memory</text:span></text:p>
      <text:p text:style-name="P3"/>
      <text:p text:style-name="Standard"><text:span text:style-name="T3">#This option tells Ansible where to cache facts. The value is plugin dependent.</text:span></text:p>
      <text:p text:style-name="Standard"><text:span text:style-name="T3">#For the jsonfile plugin, it should be a path to a local directory.</text:span></text:p>
      <text:p text:style-name="Standard"><text:span text:style-name="T3">#For the redis plugin, the value is a host:port:database triplet: fact_caching_connection = localhost:6379:0</text:span></text:p>
      <text:p text:style-name="P3"/>
      <text:p text:style-name="Standard"><text:span text:style-name="T3">#fact_caching_connection=/tmp</text:span></text:p>
      <text:p text:style-name="P3"/>
      <text:p text:style-name="P3"/>
      <text:p text:style-name="P3"/>
      <text:p text:style-name="Standard"><text:span text:style-name="T3"># retry files</text:span></text:p>
      <text:p text:style-name="Standard"><text:span text:style-name="T3"># When a playbook fails a .retry file can be created that will be placed in ~/</text:span></text:p>
      <text:p text:style-name="Standard"><text:span text:style-name="T3"># You can enable this feature by setting retry_files_enabled to True</text:span></text:p>
      <text:p text:style-name="Standard"><text:span text:style-name="T3"># and you can change the location of the files by setting retry_files_save_path</text:span></text:p>
      <text:p text:style-name="P3"/>
      <text:p text:style-name="Standard"><text:span text:style-name="T3">#retry_files_enabled = False</text:span></text:p>
      <text:p text:style-name="Standard"><text:span text:style-name="T3">#retry_files_save_path = ~/.ansible-retry</text:span></text:p>
      <text:p text:style-name="P3"/>
      <text:p text:style-name="Standard"><text:span text:style-name="T3"># squash actions</text:span></text:p>
      <text:p text:style-name="Standard"><text:span text:style-name="T3"># Ansible can optimise actions that call modules with list parameters</text:span></text:p>
      <text:p text:style-name="Standard"><text:span text:style-name="T3"># when looping. Instead of calling the module once per with_ item, the</text:span></text:p>
      <text:p text:style-name="Standard"><text:span text:style-name="T3"># module is called once with all items at once. Currently this only works</text:span></text:p>
      <text:p text:style-name="Standard"><text:span text:style-name="T3"># under limited circumstances, and only with parameters named 'name'.</text:span></text:p>
      <text:p text:style-name="Standard"><text:span text:style-name="T3">#squash_actions = apk,apt,dnf,homebrew,pacman,pkgng,yum,zypper</text:span></text:p>
      <text:p text:style-name="P3"/>
      <text:p text:style-name="Standard"><text:span text:style-name="T3"># prevents logging of task data, off by default</text:span></text:p>
      <text:p text:style-name="Standard"><text:span text:style-name="T3">#no_log = False</text:span></text:p>
      <text:p text:style-name="P3"/>
      <text:p text:style-name="Standard"><text:span text:style-name="T3"># prevents logging of tasks, but only on the targets, data is still logged on the master/controller</text:span></text:p>
      <text:p text:style-name="Standard"><text:span text:style-name="T3">#no_target_syslog = False</text:span></text:p>
      <text:p text:style-name="P3"/>
      <text:p text:style-name="Standard"><text:span text:style-name="T3"># controls whether Ansible will raise an error or warning if a task has no</text:span></text:p>
      <text:p text:style-name="Standard"><text:span text:style-name="T3"># choice but to create world readable temporary files to execute a module on</text:span></text:p>
      <text:p text:style-name="Standard"><text:span text:style-name="T3"># the remote machine. <text:s/>This option is False by default for security. <text:s/>Users may</text:span></text:p>
      <text:p text:style-name="Standard"><text:span text:style-name="T3"># turn this on to have behaviour more like Ansible prior to 2.1.x. <text:s/>See</text:span></text:p>
      <text:p text:style-name="Standard"><text:span text:style-name="T3"># https://docs.ansible.com/ansible/become.html#becoming-an-unprivileged-user</text:span></text:p>
      <text:p text:style-name="Standard"><text:span text:style-name="T3"># for more secure ways to fix this than enabling this option.</text:span></text:p>
      <text:p text:style-name="Standard"><text:span text:style-name="T3">#allow_world_readable_tmpfiles = False</text:span></text:p>
      <text:p text:style-name="P3"/>
      <text:p text:style-name="Standard"><text:span text:style-name="T3"># controls the compression level of variables sent to</text:span></text:p>
      <text:p text:style-name="Standard"><text:span text:style-name="T3"># worker processes. At the default of 0, no compression</text:span></text:p>
      <text:p text:style-name="Standard"><text:span text:style-name="T3"># is used. This value must be an integer from 0 to 9.</text:span></text:p>
      <text:p text:style-name="Standard"><text:span text:style-name="T3">#var_compression_level = 9</text:span></text:p>
      <text:p text:style-name="P3"/>
      <text:p text:style-name="Standard"><text:span text:style-name="T3"># controls what compression method is used for new-style ansible modules when</text:span></text:p>
      <text:p text:style-name="Standard"><text:span text:style-name="T3"># they are sent to the remote system. <text:s/>The compression types depend on having</text:span></text:p>
      <text:p text:style-name="Standard"><text:span text:style-name="T3"># support compiled into both the controller's python and the client's python.</text:span></text:p>
      <text:p text:style-name="Standard"><text:span text:style-name="T3"># The names should match with the python Zipfile compression types:</text:span></text:p>
      <text:p text:style-name="Standard"><text:span text:style-name="T3"># * ZIP_STORED (no compression. available everywhere)</text:span></text:p>
      <text:p text:style-name="Standard"><text:span text:style-name="T3"># * ZIP_DEFLATED (uses zlib, the default)</text:span></text:p>
      <text:p text:style-name="Standard"><text:span text:style-name="T3"># These values may be set per host via the ansible_module_compression inventory</text:span></text:p>
      <text:p text:style-name="Standard"><text:span text:style-name="T3"># variable</text:span></text:p>
      <text:p text:style-name="Standard"><text:span text:style-name="T3">#module_compression = 'ZIP_DEFLATED'</text:span></text:p>
      <text:p text:style-name="P3"><text:soft-page-break/></text:p>
      <text:p text:style-name="Standard"><text:span text:style-name="T3"># This controls the cutoff point (in bytes) on --diff for files</text:span></text:p>
      <text:p text:style-name="Standard"><text:span text:style-name="T3"># set to 0 for unlimited (RAM may suffer!).</text:span></text:p>
      <text:p text:style-name="Standard"><text:span text:style-name="T3">#max_diff_size = 1048576</text:span></text:p>
      <text:p text:style-name="P3"/>
      <text:p text:style-name="Standard"><text:span text:style-name="T3"># This controls how ansible handles multiple --tags and --skip-tags arguments</text:span></text:p>
      <text:p text:style-name="Standard"><text:span text:style-name="T3"># on the CLI. <text:s/>If this is True then multiple arguments are merged together. <text:s/>If</text:span></text:p>
      <text:p text:style-name="Standard"><text:span text:style-name="T3"># it is False, then the last specified argument is used and the others are ignored.</text:span></text:p>
      <text:p text:style-name="Standard"><text:span text:style-name="T3"># This option will be removed in 2.8.</text:span></text:p>
      <text:p text:style-name="Standard"><text:span text:style-name="T3">#merge_multiple_cli_flags = True</text:span></text:p>
      <text:p text:style-name="P3"/>
      <text:p text:style-name="Standard"><text:span text:style-name="T3"># Controls showing custom stats at the end, off by default</text:span></text:p>
      <text:p text:style-name="Standard"><text:span text:style-name="T3">#show_custom_stats = True</text:span></text:p>
      <text:p text:style-name="P3"/>
      <text:p text:style-name="Standard"><text:span text:style-name="T3"># Controls which files to ignore when using a directory as inventory with</text:span></text:p>
      <text:p text:style-name="Standard"><text:span text:style-name="T3"># possibly multiple sources (both static and dynamic)</text:span></text:p>
      <text:p text:style-name="Standard"><text:span text:style-name="T3">#inventory_ignore_extensions = ~, .orig, .bak, .ini, .cfg, .retry, .pyc, .pyo</text:span></text:p>
      <text:p text:style-name="P3"/>
      <text:p text:style-name="Standard"><text:span text:style-name="T3"># This family of modules use an alternative execution path optimized for network appliances</text:span></text:p>
      <text:p text:style-name="Standard"><text:span text:style-name="T3"># only update this setting if you know how this works, otherwise it can break module execution</text:span></text:p>
      <text:p text:style-name="Standard"><text:span text:style-name="T3">#network_group_modules=eos, nxos, ios, iosxr, junos, vyos</text:span></text:p>
      <text:p text:style-name="P3"/>
      <text:p text:style-name="Standard"><text:span text:style-name="T3"># When enabled, this option allows lookups (via variables like {{lookup('foo')}} or when used as</text:span></text:p>
      <text:p text:style-name="Standard"><text:span text:style-name="T3"># a loop with `with_foo`) to return data that is not marked "unsafe". This means the data may contain</text:span></text:p>
      <text:p text:style-name="Standard"><text:span text:style-name="T3"># jinja2 templating language which will be run through the templating engine.</text:span></text:p>
      <text:p text:style-name="Standard"><text:span text:style-name="T3"># ENABLING THIS COULD BE A SECURITY RISK</text:span></text:p>
      <text:p text:style-name="Standard"><text:span text:style-name="T3">#allow_unsafe_lookups = False</text:span></text:p>
      <text:p text:style-name="P3"/>
      <text:p text:style-name="Standard"><text:span text:style-name="T3"># set default errors for all plays</text:span></text:p>
      <text:p text:style-name="Standard"><text:span text:style-name="T3">#any_errors_fatal = False</text:span></text:p>
      <text:p text:style-name="P3"/>
      <text:p text:style-name="Standard"><text:span text:style-name="T3">[inventory]</text:span></text:p>
      <text:p text:style-name="Standard"><text:span text:style-name="T3"># enable inventory plugins, default: 'host_list', 'script', 'auto', 'yaml', 'ini', 'toml'</text:span></text:p>
      <text:p text:style-name="Standard"><text:span text:style-name="T3">#enable_plugins = host_list, virtualbox, yaml, constructed</text:span></text:p>
      <text:p text:style-name="P3"/>
      <text:p text:style-name="Standard"><text:span text:style-name="T3"># ignore these extensions when parsing a directory as inventory source</text:span></text:p>
      <text:p text:style-name="Standard"><text:span text:style-name="T3">#ignore_extensions = .pyc, .pyo, .swp, .bak, ~, .rpm, .md, .txt, ~, .orig, .ini, .cfg, .retry</text:span></text:p>
      <text:p text:style-name="P3"/>
      <text:p text:style-name="Standard"><text:span text:style-name="T3"># ignore files matching these patterns when parsing a directory as inventory source</text:span></text:p>
      <text:p text:style-name="Standard"><text:span text:style-name="T3">#ignore_patterns=</text:span></text:p>
      <text:p text:style-name="P3"/>
      <text:p text:style-name="Standard"><text:span text:style-name="T3"># If 'true' unparsed inventory sources become fatal errors, they are warnings otherwise.</text:span></text:p>
      <text:p text:style-name="Standard"><text:span text:style-name="T3">#unparsed_is_failed=False</text:span></text:p>
      <text:p text:style-name="P3"/>
      <text:p text:style-name="Standard"><text:span text:style-name="T3">[privilege_escalation]</text:span></text:p>
      <text:p text:style-name="Standard"><text:span text:style-name="T3">#become=True</text:span></text:p>
      <text:p text:style-name="Standard"><text:span text:style-name="T3">#become_method=sudo</text:span></text:p>
      <text:p text:style-name="Standard"><text:span text:style-name="T3">#become_user=root</text:span></text:p>
      <text:p text:style-name="Standard"><text:span text:style-name="T3">#become_ask_pass=False</text:span></text:p>
      <text:p text:style-name="P3"/>
      <text:p text:style-name="Standard"><text:span text:style-name="T3">[paramiko_connection]</text:span></text:p>
      <text:p text:style-name="P3"/>
      <text:p text:style-name="Standard"><text:span text:style-name="T3"># uncomment this line to cause the paramiko connection plugin to not record new host</text:span></text:p>
      <text:p text:style-name="Standard"><text:span text:style-name="T3"># keys encountered. <text:s/>Increases performance on new host additions. <text:s/>Setting works independently of the</text:span></text:p>
      <text:p text:style-name="Standard"><text:span text:style-name="T3"># host key checking setting above.</text:span></text:p>
      <text:p text:style-name="Standard"><text:span text:style-name="T3">#record_host_keys=False</text:span></text:p>
      <text:p text:style-name="P3"/>
      <text:p text:style-name="Standard"><text:span text:style-name="T3"># by default, Ansible requests a pseudo-terminal for commands executed under sudo. Uncomment this</text:span></text:p>
      <text:p text:style-name="Standard"><text:span text:style-name="T3"># line to disable this behaviour.</text:span></text:p>
      <text:p text:style-name="Standard"><text:span text:style-name="T3">#pty=False</text:span></text:p>
      <text:p text:style-name="P3"/>
      <text:p text:style-name="Standard"><text:span text:style-name="T3"># paramiko will default to looking for SSH keys initially when trying to</text:span></text:p>
      <text:p text:style-name="Standard"><text:span text:style-name="T3"># authenticate to remote devices. <text:s/>This is a problem for some network devices</text:span></text:p>
      <text:p text:style-name="Standard"><text:span text:style-name="T3"># that close the connection after a key failure. <text:s/>Uncomment this line to</text:span></text:p>
      <text:p text:style-name="Standard"><text:span text:style-name="T3"># disable the Paramiko look for keys function</text:span></text:p>
      <text:p text:style-name="Standard"><text:span text:style-name="T3">#look_for_keys = False</text:span></text:p>
      <text:p text:style-name="P3"/>
      <text:p text:style-name="Standard"><text:span text:style-name="T3"># When using persistent connections with Paramiko, the connection runs in a</text:span></text:p>
      <text:p text:style-name="Standard"><text:span text:style-name="T3"># background process. <text:s/>If the host doesn't already have a valid SSH key, by</text:span></text:p>
      <text:p text:style-name="Standard"><text:soft-page-break/><text:span text:style-name="T3"># default Ansible will prompt to add the host key. <text:s/>This will cause connections</text:span></text:p>
      <text:p text:style-name="Standard"><text:span text:style-name="T3"># running in background processes to fail. <text:s/>Uncomment this line to have</text:span></text:p>
      <text:p text:style-name="Standard"><text:span text:style-name="T3"># Paramiko automatically add host keys.</text:span></text:p>
      <text:p text:style-name="Standard"><text:span text:style-name="T3">#host_key_auto_add = True</text:span></text:p>
      <text:p text:style-name="P3"/>
      <text:p text:style-name="Standard"><text:span text:style-name="T3">[ssh_connection]</text:span></text:p>
      <text:p text:style-name="P3"/>
      <text:p text:style-name="Standard"><text:span text:style-name="T3"># ssh arguments to use</text:span></text:p>
      <text:p text:style-name="Standard"><text:span text:style-name="T3"># Leaving off ControlPersist will result in poor performance, so use</text:span></text:p>
      <text:p text:style-name="Standard"><text:span text:style-name="T3"># paramiko on older platforms rather than removing it, -C controls compression use</text:span></text:p>
      <text:p text:style-name="Standard"><text:span text:style-name="T3">#ssh_args = -C -o ControlMaster=auto -o ControlPersist=60s</text:span></text:p>
      <text:p text:style-name="P3"/>
      <text:p text:style-name="Standard"><text:span text:style-name="T3"># The base directory for the ControlPath sockets.</text:span></text:p>
      <text:p text:style-name="Standard"><text:span text:style-name="T3"># This is the "%(directory)s" in the control_path option</text:span></text:p>
      <text:p text:style-name="Standard"><text:span text:style-name="T3">#</text:span></text:p>
      <text:p text:style-name="Standard"><text:span text:style-name="T3"># Example:</text:span></text:p>
      <text:p text:style-name="Standard"><text:span text:style-name="T3"># control_path_dir = /tmp/.ansible/cp</text:span></text:p>
      <text:p text:style-name="Standard"><text:span text:style-name="T3">#control_path_dir = ~/.ansible/cp</text:span></text:p>
      <text:p text:style-name="P3"/>
      <text:p text:style-name="Standard"><text:span text:style-name="T3"># The path to use for the ControlPath sockets. This defaults to a hashed string of the hostname,</text:span></text:p>
      <text:p text:style-name="Standard"><text:span text:style-name="T3"># port and username (empty string in the config). The hash mitigates a common problem users</text:span></text:p>
      <text:p text:style-name="Standard"><text:span text:style-name="T3"># found with long hostnames and the conventional %(directory)s/ansible-ssh-%%h-%%p-%%r format.</text:span></text:p>
      <text:p text:style-name="Standard"><text:span text:style-name="T3"># In those cases, a "too long for Unix domain socket" ssh error would occur.</text:span></text:p>
      <text:p text:style-name="Standard"><text:span text:style-name="T3">#</text:span></text:p>
      <text:p text:style-name="Standard"><text:span text:style-name="T3"># Example:</text:span></text:p>
      <text:p text:style-name="Standard"><text:span text:style-name="T3"># control_path = %(directory)s/%%h-%%r</text:span></text:p>
      <text:p text:style-name="Standard"><text:span text:style-name="T3">#control_path =</text:span></text:p>
      <text:p text:style-name="P3"/>
      <text:p text:style-name="Standard"><text:span text:style-name="T3"># Enabling pipelining reduces the number of SSH operations required to</text:span></text:p>
      <text:p text:style-name="Standard"><text:span text:style-name="T3"># execute a module on the remote server. This can result in a significant</text:span></text:p>
      <text:p text:style-name="Standard"><text:span text:style-name="T3"># performance improvement when enabled, however when using "sudo:" you must</text:span></text:p>
      <text:p text:style-name="Standard"><text:span text:style-name="T3"># first disable 'requiretty' in /etc/sudoers</text:span></text:p>
      <text:p text:style-name="Standard"><text:span text:style-name="T3">#</text:span></text:p>
      <text:p text:style-name="Standard"><text:span text:style-name="T3"># By default, this option is disabled to preserve compatibility with</text:span></text:p>
      <text:p text:style-name="Standard"><text:span text:style-name="T3"># sudoers configurations that have requiretty (the default on many distros).</text:span></text:p>
      <text:p text:style-name="Standard"><text:span text:style-name="T3">#</text:span></text:p>
      <text:p text:style-name="Standard"><text:span text:style-name="T3">#pipelining = False</text:span></text:p>
      <text:p text:style-name="P3"/>
      <text:p text:style-name="Standard"><text:span text:style-name="T3"># Control the mechanism for transferring files (old)</text:span></text:p>
      <text:p text:style-name="Standard"><text:span text:style-name="T3"># <text:s text:c="2"/>* smart = try sftp and then try scp [default]</text:span></text:p>
      <text:p text:style-name="Standard"><text:span text:style-name="T3"># <text:s text:c="2"/>* True = use scp only</text:span></text:p>
      <text:p text:style-name="Standard"><text:span text:style-name="T3"># <text:s text:c="2"/>* False = use sftp only</text:span></text:p>
      <text:p text:style-name="Standard"><text:span text:style-name="T3">#scp_if_ssh = smart</text:span></text:p>
      <text:p text:style-name="P3"/>
      <text:p text:style-name="Standard"><text:span text:style-name="T3"># Control the mechanism for transferring files (new)</text:span></text:p>
      <text:p text:style-name="Standard"><text:span text:style-name="T3"># If set, this will override the scp_if_ssh option</text:span></text:p>
      <text:p text:style-name="Standard"><text:span text:style-name="T3"># <text:s text:c="2"/>* sftp <text:s/>= use sftp to transfer files</text:span></text:p>
      <text:p text:style-name="Standard"><text:span text:style-name="T3"># <text:s text:c="2"/>* scp <text:s text:c="2"/>= use scp to transfer files</text:span></text:p>
      <text:p text:style-name="Standard"><text:span text:style-name="T3"># <text:s text:c="2"/>* piped = use 'dd' over SSH to transfer files</text:span></text:p>
      <text:p text:style-name="Standard"><text:span text:style-name="T3"># <text:s text:c="2"/>* smart = try sftp, scp, and piped, in that order [default]</text:span></text:p>
      <text:p text:style-name="Standard"><text:span text:style-name="T3">#transfer_method = smart</text:span></text:p>
      <text:p text:style-name="P3"/>
      <text:p text:style-name="Standard"><text:span text:style-name="T3"># if False, sftp will not use batch mode to transfer files. This may cause some</text:span></text:p>
      <text:p text:style-name="Standard"><text:span text:style-name="T3"># types of file transfer failures impossible to catch however, and should</text:span></text:p>
      <text:p text:style-name="Standard"><text:span text:style-name="T3"># only be disabled if your sftp version has problems with batch mode</text:span></text:p>
      <text:p text:style-name="Standard"><text:span text:style-name="T3">#sftp_batch_mode = False</text:span></text:p>
      <text:p text:style-name="P3"/>
      <text:p text:style-name="Standard"><text:span text:style-name="T3"># The -tt argument is passed to ssh when pipelining is not enabled because sudo</text:span></text:p>
      <text:p text:style-name="Standard"><text:span text:style-name="T3"># requires a tty by default.</text:span></text:p>
      <text:p text:style-name="Standard"><text:span text:style-name="T3">#usetty = True</text:span></text:p>
      <text:p text:style-name="P3"/>
      <text:p text:style-name="Standard"><text:span text:style-name="T3"># Number of times to retry an SSH connection to a host, in case of UNREACHABLE.</text:span></text:p>
      <text:p text:style-name="Standard"><text:span text:style-name="T3"># For each retry attempt, there is an exponential backoff,</text:span></text:p>
      <text:p text:style-name="Standard"><text:span text:style-name="T3"># so after the first attempt there is 1s wait, then 2s, 4s etc. up to 30s (max).</text:span></text:p>
      <text:p text:style-name="Standard"><text:span text:style-name="T3">#retries = 3</text:span></text:p>
      <text:p text:style-name="P3"/>
      <text:p text:style-name="Standard"><text:span text:style-name="T3">[persistent_connection]</text:span></text:p>
      <text:p text:style-name="P3"/>
      <text:p text:style-name="Standard"><text:span text:style-name="T3"># Configures the persistent connection timeout value in seconds. <text:s/>This value is</text:span></text:p>
      <text:p text:style-name="Standard"><text:span text:style-name="T3"># how long the persistent connection will remain idle before it is destroyed.</text:span></text:p>
      <text:p text:style-name="Standard"><text:span text:style-name="T3"># If the connection doesn't receive a request before the timeout value</text:span></text:p>
      <text:p text:style-name="Standard"><text:span text:style-name="T3"># expires, the connection is shutdown. The default value is 30 seconds.</text:span></text:p>
      <text:p text:style-name="Standard"><text:span text:style-name="T3">#connect_timeout = 30</text:span></text:p>
      <text:p text:style-name="P3"><text:soft-page-break/></text:p>
      <text:p text:style-name="Standard"><text:span text:style-name="T3"># The command timeout value defines the amount of time to wait for a command</text:span></text:p>
      <text:p text:style-name="Standard"><text:span text:style-name="T3"># or RPC call before timing out. The value for the command timeout must</text:span></text:p>
      <text:p text:style-name="Standard"><text:span text:style-name="T3"># be less than the value of the persistent connection idle timeout (connect_timeout)</text:span></text:p>
      <text:p text:style-name="Standard"><text:span text:style-name="T3"># The default value is 30 second.</text:span></text:p>
      <text:p text:style-name="Standard"><text:span text:style-name="T3">#command_timeout = 30</text:span></text:p>
      <text:p text:style-name="P3"/>
      <text:p text:style-name="Standard"><text:span text:style-name="T3">[accelerate]</text:span></text:p>
      <text:p text:style-name="Standard"><text:span text:style-name="T3">#accelerate_port = 5099</text:span></text:p>
      <text:p text:style-name="Standard"><text:span text:style-name="T3">#accelerate_timeout = 30</text:span></text:p>
      <text:p text:style-name="Standard"><text:span text:style-name="T3">#accelerate_connect_timeout = 5.0</text:span></text:p>
      <text:p text:style-name="P3"/>
      <text:p text:style-name="Standard"><text:span text:style-name="T3"># The daemon timeout is measured in minutes. This time is measured</text:span></text:p>
      <text:p text:style-name="Standard"><text:span text:style-name="T3"># from the last activity to the accelerate daemon.</text:span></text:p>
      <text:p text:style-name="Standard"><text:span text:style-name="T3">#accelerate_daemon_timeout = 30</text:span></text:p>
      <text:p text:style-name="P3"/>
      <text:p text:style-name="Standard"><text:span text:style-name="T3"># If set to yes, accelerate_multi_key will allow multiple</text:span></text:p>
      <text:p text:style-name="Standard"><text:span text:style-name="T3"># private keys to be uploaded to it, though each user must</text:span></text:p>
      <text:p text:style-name="Standard"><text:span text:style-name="T3"># have access to the system via SSH to add a new key. The default</text:span></text:p>
      <text:p text:style-name="Standard"><text:span text:style-name="T3"># is "no".</text:span></text:p>
      <text:p text:style-name="Standard"><text:span text:style-name="T3">#accelerate_multi_key = yes</text:span></text:p>
      <text:p text:style-name="P3"/>
      <text:p text:style-name="Standard"><text:span text:style-name="T3">[selinux]</text:span></text:p>
      <text:p text:style-name="Standard"><text:span text:style-name="T3"># file systems that require special treatment when dealing with security context</text:span></text:p>
      <text:p text:style-name="Standard"><text:span text:style-name="T3"># the default behaviour that copies the existing context or uses the user default</text:span></text:p>
      <text:p text:style-name="Standard"><text:span text:style-name="T3"># needs to be changed to use the file system dependent context.</text:span></text:p>
      <text:p text:style-name="Standard"><text:span text:style-name="T3">#special_context_filesystems=nfs,vboxsf,fuse,ramfs,9p,vfat</text:span></text:p>
      <text:p text:style-name="P3"/>
      <text:p text:style-name="Standard"><text:span text:style-name="T3"># Set this to yes to allow libvirt_lxc connections to work without SELinux.</text:span></text:p>
      <text:p text:style-name="Standard"><text:span text:style-name="T3">#libvirt_lxc_noseclabel = yes</text:span></text:p>
      <text:p text:style-name="P3"/>
      <text:p text:style-name="Standard"><text:span text:style-name="T3">[colors]</text:span></text:p>
      <text:p text:style-name="Standard"><text:span text:style-name="T3">#highlight = white</text:span></text:p>
      <text:p text:style-name="Standard"><text:span text:style-name="T3">#verbose = blue</text:span></text:p>
      <text:p text:style-name="Standard"><text:span text:style-name="T3">#warn = bright purple</text:span></text:p>
      <text:p text:style-name="Standard"><text:span text:style-name="T3">#error = red</text:span></text:p>
      <text:p text:style-name="Standard"><text:span text:style-name="T3">#debug = dark gray</text:span></text:p>
      <text:p text:style-name="Standard"><text:span text:style-name="T3">#deprecate = purple</text:span></text:p>
      <text:p text:style-name="Standard"><text:span text:style-name="T3">#skip = cyan</text:span></text:p>
      <text:p text:style-name="Standard"><text:span text:style-name="T3">#unreachable = red</text:span></text:p>
      <text:p text:style-name="Standard"><text:span text:style-name="T3">#ok = green</text:span></text:p>
      <text:p text:style-name="Standard"><text:span text:style-name="T3">#changed = yellow</text:span></text:p>
      <text:p text:style-name="Standard"><text:span text:style-name="T3">#diff_add = green</text:span></text:p>
      <text:p text:style-name="Standard"><text:span text:style-name="T3">#diff_remove = red</text:span></text:p>
      <text:p text:style-name="Standard"><text:span text:style-name="T3">#diff_lines = cyan</text:span></text:p>
      <text:p text:style-name="P3"/>
      <text:p text:style-name="P3"/>
      <text:p text:style-name="Standard"><text:span text:style-name="T3">[diff]</text:span></text:p>
      <text:p text:style-name="Standard"><text:span text:style-name="T3"># Always print diff when running ( same as always running with -D/--diff )</text:span></text:p>
      <text:p text:style-name="Standard"><text:span text:style-name="T3"># always = no</text:span></text:p>
      <text:p text:style-name="P3"/>
      <text:p text:style-name="Standard"><text:span text:style-name="T3"># Set how many context lines to show in diff</text:span></text:p>
      <text:p text:style-name="Standard"><text:span text:style-name="T3"># context = 3</text:span></text:p>
      <text:p text:style-name="P5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5:06:14.209000000</meta:creation-date>
    <dc:date>2021-06-24T15:13:34.038000000</dc:date>
    <meta:editing-duration>PT7M20S</meta:editing-duration>
    <meta:editing-cycles>1</meta:editing-cycles>
    <meta:document-statistic meta:table-count="0" meta:image-count="0" meta:object-count="0" meta:page-count="7" meta:paragraph-count="393" meta:word-count="3103" meta:character-count="19502" meta:non-whitespace-character-count="16629"/>
    <meta:generator>LibreOffice/7.1.3.2$Windows_X86_64 LibreOffice_project/47f78053abe362b9384784d31a6e56f8511eb1c1</meta:generator>
  </office:meta>
</office:document-meta>
</file>